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6.528cm" fo:margin-left="-0.199cm" table:align="left" style:writing-mode="lr-tb"/>
    </style:style>
    <style:style style:name="Tabela1.A" style:family="table-column">
      <style:table-column-properties style:column-width="2.54cm"/>
    </style:style>
    <style:style style:name="Tabela1.E" style:family="table-column">
      <style:table-column-properties style:column-width="6.368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BodyText">
      <style:text-properties style:font-name="Arial" fo:font-size="10pt" fo:font-weight="bold" style:font-size-asian="10pt" style:font-weight-asian="bold" style:font-name-complex="Arial"/>
    </style:style>
    <style:style style:name="P2" style:family="paragraph" style:parent-style-name="BodyText">
      <style:text-properties style:font-name="Arial" fo:font-size="10pt" fo:font-weight="bold" officeooo:rsid="000abcb9" officeooo:paragraph-rsid="000abcb9" style:font-size-asian="10pt" style:font-weight-asian="bold" style:font-name-complex="Arial"/>
    </style:style>
    <style:style style:name="P3" style:family="paragraph" style:parent-style-name="TableHeading">
      <style:text-properties style:font-name="Arial" style:font-name-complex="Arial"/>
    </style:style>
    <style:style style:name="P4" style:family="paragraph" style:parent-style-name="TableHeading">
      <style:text-properties style:font-name="Arial" officeooo:rsid="000abcb9" officeooo:paragraph-rsid="000abcb9" style:font-name-complex="Arial"/>
    </style:style>
    <style:style style:name="P5" style:family="paragraph" style:parent-style-name="TableHeading">
      <style:text-properties style:font-name="Arial" fo:language="fr" fo:country="CA" style:font-name-complex="Arial"/>
    </style:style>
    <style:style style:name="P6" style:family="paragraph" style:parent-style-name="TableHeading">
      <style:text-properties style:font-name="Arial" fo:language="fr" fo:country="CA" officeooo:paragraph-rsid="000abcb9" style:font-name-complex="Arial"/>
    </style:style>
    <style:style style:name="P7" style:family="paragraph" style:parent-style-name="TableRow">
      <style:paragraph-properties style:snap-to-layout-grid="false"/>
      <style:text-properties style:font-name="Arial" fo:font-weight="bold" style:font-weight-asian="bold" style:font-name-complex="Arial"/>
    </style:style>
    <style:style style:name="P8" style:family="paragraph" style:parent-style-name="TableRow">
      <style:paragraph-properties style:snap-to-layout-grid="false"/>
    </style:style>
    <style:style style:name="P9" style:family="paragraph" style:parent-style-name="Standard">
      <style:text-properties fo:font-size="12pt" fo:language="fr" fo:country="CA" officeooo:paragraph-rsid="000cb6e6" style:font-size-asian="10.5pt" style:font-size-complex="12pt"/>
    </style:style>
    <style:style style:name="P10" style:family="paragraph" style:parent-style-name="Standard">
      <style:text-properties fo:font-size="12pt" fo:language="fr" fo:country="CA" officeooo:rsid="000cb6e6" officeooo:paragraph-rsid="000cb6e6" style:font-size-asian="10.5pt" style:font-size-complex="12pt"/>
    </style:style>
    <style:style style:name="P11" style:family="paragraph" style:parent-style-name="TableRow">
      <style:text-properties officeooo:rsid="000abcb9" officeooo:paragraph-rsid="000abcb9"/>
    </style:style>
    <style:style style:name="P12" style:family="paragraph" style:parent-style-name="Heading_20_3">
      <style:text-properties officeooo:rsid="000cb6e6" officeooo:paragraph-rsid="000cb6e6"/>
    </style:style>
    <style:style style:name="P13" style:family="paragraph" style:parent-style-name="Heading_20_2" style:master-page-name="Standard">
      <style:paragraph-properties style:page-number="auto"/>
      <style:text-properties officeooo:rsid="000abcb9" officeooo:paragraph-rsid="000abcb9"/>
    </style:style>
    <style:style style:name="P14" style:family="paragraph" style:parent-style-name="TableHeading">
      <style:text-properties style:font-name="Arial" fo:language="fr" fo:country="CA" officeooo:rsid="000abcb9" officeooo:paragraph-rsid="000abcb9" style:font-name-complex="Arial"/>
    </style:style>
    <style:style style:name="P15" style:family="paragraph" style:parent-style-name="Bullet_20_Indent" style:list-style-name="L1">
      <style:paragraph-properties fo:margin-top="0cm" fo:margin-bottom="0cm" style:contextual-spacing="false">
        <style:tab-stops>
          <style:tab-stop style:position="0.635cm"/>
        </style:tab-stops>
      </style:paragraph-properties>
      <style:text-properties fo:font-size="12pt" officeooo:rsid="000ddb59" officeooo:paragraph-rsid="000ddb59" style:font-size-asian="12pt"/>
    </style:style>
    <style:style style:name="P16" style:family="paragraph" style:parent-style-name="Bullet_20_Indent" style:list-style-name="L1">
      <style:paragraph-properties fo:margin-top="0cm" fo:margin-bottom="0cm" style:contextual-spacing="false"/>
      <style:text-properties fo:font-size="12pt" officeooo:rsid="000ddb59" officeooo:paragraph-rsid="000ddb59" style:font-size-asian="12pt"/>
    </style:style>
    <style:style style:name="P17" style:family="paragraph" style:parent-style-name="Bullet_20_Indent" style:list-style-name="L1">
      <style:paragraph-properties fo:margin-top="0cm" fo:margin-bottom="0cm" style:contextual-spacing="false"/>
      <style:text-properties officeooo:rsid="000ddb59" officeooo:paragraph-rsid="000ddb59"/>
    </style:style>
    <style:style style:name="P18" style:family="paragraph" style:parent-style-name="Heading_20_3">
      <style:text-properties officeooo:rsid="000cb6e6"/>
    </style:style>
    <style:style style:name="P19" style:family="paragraph" style:parent-style-name="Heading_20_3">
      <style:text-properties officeooo:rsid="000cb6e6" officeooo:paragraph-rsid="000cb6e6"/>
    </style:style>
    <style:style style:name="P20" style:family="paragraph" style:parent-style-name="Standard" style:list-style-name="L1">
      <style:paragraph-properties>
        <style:tab-stops>
          <style:tab-stop style:position="0.635cm"/>
        </style:tab-stops>
      </style:paragraph-properties>
      <style:text-properties fo:font-size="12pt" officeooo:rsid="000ddb59" officeooo:paragraph-rsid="000ddb59" style:font-size-asian="12pt"/>
    </style:style>
    <style:style style:name="P21" style:family="paragraph" style:parent-style-name="Standard" style:list-style-name="L2">
      <style:text-properties fo:font-size="12pt" style:font-size-asian="10.5pt" style:font-size-complex="12pt"/>
    </style:style>
    <style:style style:name="P22" style:family="paragraph" style:parent-style-name="Standard" style:list-style-name="L2">
      <style:text-properties fo:font-size="12pt" fo:language="fr" fo:country="CA" officeooo:paragraph-rsid="000cb6e6" style:font-size-asian="10.5pt" style:font-size-complex="12pt"/>
    </style:style>
    <style:style style:name="P23" style:family="paragraph" style:parent-style-name="TableRow">
      <style:text-properties officeooo:rsid="000ee2b7" officeooo:paragraph-rsid="000ee2b7"/>
    </style:style>
    <style:style style:name="T1" style:family="text">
      <style:text-properties officeooo:rsid="000abcb9"/>
    </style:style>
    <style:style style:name="T2" style:family="text">
      <style:text-properties officeooo:rsid="000ee2b7"/>
    </style:style>
    <text:list-style style:name="L1" text:consecutive-numbering="true">
      <text:list-level-style-bullet text:level="1" text:style-name="WW8NumSt3z0" loext:num-list-format="*%1%" style:num-prefix="*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2">Project charter</text:h>
      <text:p text:style-name="P2">Nome do Projeto: <text:span text:style-name="T2">Hotel Lovelace</text:span></text:p>
      <text:p text:style-name="P1"><text:span text:style-name="T1">Histórico do Documento –</text:span> <text:span text:style-name="T1">Status do Documento </text:span>(e.g. Draft, Final, <text:span text:style-name="T1">Versão</text:span>#):</text:p>
      <text:p text:style-name="P1"/>
      <table:table table:name="Tabela1" table:style-name="Tabela1">
        <table:table-column table:style-name="Tabela1.A" table:number-columns-repeated="4"/>
        <table:table-column table:style-name="Tabela1.E"/>
        <table:table-row table:style-name="Tabela1.1">
          <table:table-cell table:style-name="Tabela1.A1" office:value-type="string">
            <text:p text:style-name="P5">CR# (<text:span text:style-name="T1">opcional</text:span>)</text:p>
          </table:table-cell>
          <table:table-cell table:style-name="Tabela1.A1" office:value-type="string">
            <text:p text:style-name="P14">Versão do</text:p>
            <text:p text:style-name="P6"><text:span text:style-name="T1">Documento</text:span>#</text:p>
          </table:table-cell>
          <table:table-cell table:style-name="Tabela1.A1" office:value-type="string">
            <text:p text:style-name="P4">Data de </text:p>
            <text:p text:style-name="P4">Aprovação</text:p>
          </table:table-cell>
          <table:table-cell table:style-name="Tabela1.A1" office:value-type="string">
            <text:p text:style-name="P4">Modificado por</text:p>
          </table:table-cell>
          <table:table-cell table:style-name="Tabela1.E1" office:value-type="string">
            <text:p text:style-name="P3"><text:span text:style-name="T1">Seção</text:span>, <text:span text:style-name="T1">Páginas</text:span>(s) <text:span text:style-name="T1">e Texto Revisado</text:span></text:p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TableRow">01</text:p>
          </table:table-cell>
          <table:table-cell table:style-name="Tabela1.A1" office:value-type="string">
            <text:p text:style-name="P23">24/02/23</text:p>
          </table:table-cell>
          <table:table-cell table:style-name="Tabela1.A1" office:value-type="string">
            <text:p text:style-name="P23">Vinicius</text:p>
          </table:table-cell>
          <table:table-cell table:style-name="Tabela1.E1" office:value-type="string">
            <text:p text:style-name="P23">Versão inicial</text:p>
          </table:table-cell>
        </table:table-row>
      </table:table>
      <text:p text:style-name="BodyText"/>
      <text:h text:style-name="P18" text:outline-level="3">Objetivos do negócio a serem atendidos com o projeto</text:h>
      <text:list xml:id="list2326179481" text:style-name="L1">
        <text:list-item>
          <text:p text:style-name="P17">Trazer inovação e acessibilidade através de dispositivos IoT implantados nos quartos da rede hoteleira.</text:p>
        </text:list-item>
      </text:list>
      <text:h text:style-name="P12" text:outline-level="3">Benefícios do negócio com a implementação do projeto</text:h>
      <text:list xml:id="list104950583892891" text:continue-numbering="true" text:style-name="L1">
        <text:list-item>
          <text:p text:style-name="P17">Proporcionar maior lucratividade, facilidade para os clientes e atrair mais clientes.</text:p>
        </text:list-item>
      </text:list>
      <text:h text:style-name="P12" text:outline-level="3">Justificativa do projeto</text:h>
      <text:list xml:id="list104950173363216" text:continue-numbering="true" text:style-name="L1">
        <text:list-item>
          <text:p text:style-name="P15">O tempo de retorno financeiro será curto por conta da atratividade do negócio.</text:p>
        </text:list-item>
      </text:list>
      <text:h text:style-name="P12" text:outline-level="3">Descrição do projeto em alto nível</text:h>
      <text:list xml:id="list104950547536944" text:continue-numbering="true" text:style-name="L1">
        <text:list-item>
          <text:p text:style-name="P16">Um software que vai gerenciar reservas, clientes e serviços oferecidos.</text:p>
        </text:list-item>
      </text:list>
      <text:h text:style-name="P18" text:outline-level="3">Entregáveis de alto-nível</text:h>
      <text:list xml:id="list104949845198785" text:continue-numbering="true" text:style-name="L1">
        <text:list-item>
          <text:p text:style-name="P20">Módulos de adicionar, remover, deletar, editar, clientes, reservas e serviços oferecidos.</text:p>
        </text:list-item>
      </text:list>
      <text:h text:style-name="P18" text:outline-level="3">Produtos, serviços, operações e organizações afetadas pelo projeto</text:h>
      <text:list xml:id="list2988811015" text:style-name="L2">
        <text:list-item>
          <text:p text:style-name="P21"/>
        </text:list-item>
      </text:list>
      <text:h text:style-name="Heading_20_3" text:outline-level="3"/>
      <text:h text:style-name="P12" text:outline-level="3">Produtos, serviços, operações e organizações não afetadas pelo projeto</text:h>
      <text:list xml:id="list104950205611949" text:continue-numbering="true" text:style-name="L2">
        <text:list-item>
          <text:p text:style-name="P22"/>
        </text:list-item>
      </text:list>
      <text:p text:style-name="P9"/>
      <text:h text:style-name="P12" text:outline-level="3"><text:soft-page-break/>Cronograma dos entregáveis</text:h>
      <text:list xml:id="list104949625522852" text:continue-numbering="true" text:style-name="L2">
        <text:list-item>
          <text:p text:style-name="P22"/>
        </text:list-item>
      </text:list>
      <text:p text:style-name="P9"/>
      <text:h text:style-name="P12" text:outline-level="3">Recursos financeiros pré-aprovados (orçamento)</text:h>
      <text:list xml:id="list104950301726196" text:continue-numbering="true" text:style-name="L2">
        <text:list-item>
          <text:p text:style-name="P22"/>
        </text:list-item>
      </text:list>
      <text:p text:style-name="P9"/>
      <text:h text:style-name="P12" text:outline-level="3">Requisitos para aprovação do projeto</text:h>
      <text:list xml:id="list104950512478417" text:continue-numbering="true" text:style-name="L2">
        <text:list-item>
          <text:p text:style-name="P22"/>
        </text:list-item>
      </text:list>
      <text:p text:style-name="P9"/>
      <text:h text:style-name="P12" text:outline-level="3">Critérios para encerrar ou cancelar o projeto</text:h>
      <text:list xml:id="list104949981789135" text:continue-numbering="true" text:style-name="L2">
        <text:list-item>
          <text:p text:style-name="P22"/>
        </text:list-item>
      </text:list>
      <text:p text:style-name="P10"/>
      <text:h text:style-name="P12" text:outline-level="3">Nome do gerente de projeto designado</text:h>
      <text:list xml:id="list104949119291564" text:continue-numbering="true" text:style-name="L2">
        <text:list-item>
          <text:p text:style-name="P22"/>
        </text:list-item>
      </text:list>
      <text:p text:style-name="P10"/>
      <text:h text:style-name="P12" text:outline-level="3">Papéis e responsabilidades</text:h>
      <text:list xml:id="list104950577683033" text:continue-numbering="true" text:style-name="L2">
        <text:list-item>
          <text:p text:style-name="P22"/>
        </text:list-item>
      </text:list>
      <text:p text:style-name="P10"/>
      <text:h text:style-name="P12" text:outline-level="3">Nome e autoridade do patrocinador do projeto, lista de clientes ou outras pessoas que autorizam o projeto</text:h>
      <text:list xml:id="list104950708015191" text:continue-numbering="true" text:style-name="L2">
        <text:list-item>
          <text:p text:style-name="P22"/>
        </text:list-item>
      </text:list>
      <text:p text:style-name="P10"/>
      <text:p text:style-name="P10"/>
      <text:p text:style-name="P10"/>
      <text:p text:style-name="P10"/>
      <text:p text:style-name="P10">São Carlos, ____ de ________________ de _____</text:p>
      <text:p text:style-name="P10"/>
      <text:p text:style-name="P10">Assinaturas/Cargo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style:line-height-at-least="0.423cm"/>
      <style:text-properties fo:font-size="8pt" style:font-size-asian="8pt" text:display="non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BodyText" style:default-outline-level="1" style:list-style-name="" style:class="text">
      <style:paragraph-properties fo:margin-top="0.423cm" fo:margin-bottom="0.106cm" style:contextual-spacing="false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BodyText" style:default-outline-level="2" style:list-style-name="" style:class="text">
      <style:paragraph-properties fo:margin-top="0.423cm" fo:margin-bottom="0.212cm" style:contextual-spacing="false" fo:keep-with-next="always"/>
      <style:text-properties fo:text-transform="uppercase"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BodyText" style:default-outline-level="3" style:list-style-name="" style:class="text">
      <style:paragraph-properties fo:margin-top="0.423cm" fo:margin-bottom="0.106cm" style:contextual-spacing="false" fo:keep-with-next="always"/>
      <style:text-properties fo:text-transform="uppercase"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BodyText" style:default-outline-level="4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BodyText" style:default-outline-level="5" style:list-style-name="" style:class="text">
      <style:paragraph-properties fo:margin-top="0.423cm" fo:margin-bottom="0.106cm" style:contextual-spacing="false" fo:keep-with-next="always"/>
      <style:text-properties fo:font-size="11pt" style:font-size-asian="11pt"/>
    </style:style>
    <style:style style:name="Heading_20_6" style:display-name="Heading 6" style:family="paragraph" style:parent-style-name="Standard" style:next-style-name="BodyText" style:default-outline-level="6" style:list-style-name="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12pt" fo:font-style="italic" style:font-size-asian="12pt" style:font-style-asian="italic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cm" fo:margin-bottom="0cm" style:contextual-spacing="false" fo:line-height="100%" fo:keep-with-next="always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cm" fo:margin-bottom="0cm" style:contextual-spacing="false" fo:line-height="100%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BodyText" style:default-outline-level="9" style:list-style-name="" style:class="text">
      <style:paragraph-properties fo:margin-top="0.423cm" fo:margin-bottom="0.106cm" style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BodyText" style:family="paragraph" style:parent-style-name="Standard">
      <style:paragraph-properties fo:margin-top="0.212cm" fo:margin-bottom="0.212cm" style:contextual-spacing="false"/>
      <style:text-properties fo:font-size="12pt" style:font-size-asian="12pt"/>
    </style:style>
    <style:style style:name="ByLine" style:family="paragraph" style:parent-style-name="Standard">
      <style:paragraph-properties fo:text-align="end" style:justify-single-word="false"/>
      <style:text-properties style:font-name="Arial" fo:font-family="Arial" style:font-family-generic="swiss" style:font-pitch="variable" fo:font-size="14pt" fo:font-weight="bold" style:font-size-asian="14pt" style:font-weight-asian="bold" style:font-name-complex="Arial" style:font-family-complex="Arial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style:font-size-asian="8pt"/>
    </style:style>
    <style:style style:name="FrontPageTitle" style:family="paragraph" style:parent-style-name="ByLine">
      <style:paragraph-properties fo:keep-together="always"/>
      <style:text-properties fo:font-size="36pt" style:font-size-asian="36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Instructions" style:family="paragraph" style:parent-style-name="Standard">
      <style:paragraph-properties fo:margin-top="0.212cm" fo:margin-bottom="0.212cm" style:contextual-spacing="false"/>
      <style:text-properties fo:color="#000080" loext:opacity="100%" fo:font-size="12pt" fo:font-style="italic" style:font-size-asian="12pt" style:font-style-asian="italic" text:display="none"/>
    </style:style>
    <style:style style:name="List_20_Bullet" style:display-name="List Bullet" style:family="paragraph" style:parent-style-name="Standard" style:list-style-name="WW8Num2">
      <style:paragraph-properties fo:margin-top="0.212cm" fo:margin-bottom="0.212cm" style:contextual-spacing="false"/>
      <style:text-properties fo:font-size="12pt" style:font-size-asian="12pt"/>
    </style:style>
    <style:style style:name="List_20_Number" style:display-name="List Number" style:family="paragraph" style:parent-style-name="Standard" style:list-style-name="WW8Num9">
      <style:paragraph-properties fo:margin-left="0.635cm" fo:margin-right="0cm" fo:margin-top="0.212cm" fo:margin-bottom="0.212cm" style:contextual-spacing="false" fo:text-indent="-0.635cm" style:auto-text-indent="false"/>
      <style:text-properties fo:font-size="12pt" style:font-size-asian="12pt"/>
    </style:style>
    <style:style style:name="SuperTitle" style:family="paragraph" style:parent-style-name="Heading">
      <style:paragraph-properties fo:margin-top="1.693cm" fo:margin-bottom="0cm" style:contextual-spacing="false" fo:text-align="end" style:justify-single-word="false" fo:keep-together="always" fo:padding-left="0cm" fo:padding-right="0cm" fo:padding-top="0.035cm" fo:padding-bottom="0cm" fo:border-left="none" fo:border-right="none" fo:border-top="6.01pt solid #000000" fo:border-bottom="none"/>
      <style:text-properties fo:font-size="18pt" style:letter-kerning="true" style:font-size-asian="18pt"/>
    </style:style>
    <style:style style:name="TableHeading" style:family="paragraph" style:parent-style-name="Standard">
      <style:paragraph-properties fo:margin-top="0.212cm" fo:margin-bottom="0.212cm" style:contextual-spacing="false" fo:text-align="center" style:justify-single-word="false" fo:keep-with-next="always"/>
      <style:text-properties fo:font-weight="bold" style:font-weight-asian="bold"/>
    </style:style>
    <style:style style:name="TableRow" style:family="paragraph" style:parent-style-name="Standard">
      <style:paragraph-properties fo:margin-top="0.106cm" fo:margin-bottom="0.106cm" style:contextual-spacing="false"/>
    </style:style>
    <style:style style:name="Bullet_20_Indent" style:display-name="Bullet Indent" style:family="paragraph" style:parent-style-name="Standard" style:list-style-name="WW8StyleNum">
      <style:paragraph-properties fo:margin-left="1.905cm" fo:margin-right="0cm" fo:margin-top="0cm" fo:margin-bottom="0.212cm" style:contextual-spacing="false" style:line-height-at-least="0.423cm" fo:text-indent="-0.635cm" style:auto-text-indent="false"/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/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St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*%1%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Chapter %1%" style:num-prefix="Chapter " style:num-format="1" text:start-value="1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3z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3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3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3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3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3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3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3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loext:num-list-format="Chapter %1% - " style:num-prefix="Chapter " style:num-suffix=" - " style:num-format="1" text:start-value="1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6z1" loext:num-list-format="%2%" style:num-format="" text:start-value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6z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6z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6z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6z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6z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6z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6z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EF Scope Statement</dc:title>
    <meta:keyword>PM002e</meta:keyword>
    <dc:description>Part of PTM Case Study.</dc:description>
    <meta:initial-creator>GSMS Change Team</meta:initial-creator>
    <meta:creation-date>2002-06-18T12:33:00</meta:creation-date>
    <dc:date>2023-02-24T10:49:48.637000000</dc:date>
    <meta:print-date>2001-01-18T08:39:00</meta:print-date>
    <meta:editing-cycles>8</meta:editing-cycles>
    <meta:editing-duration>PT1H33M25S</meta:editing-duration>
    <meta:generator>LibreOffice/7.2.5.2$Windows_X86_64 LibreOffice_project/499f9727c189e6ef3471021d6132d4c694f357e5</meta:generator>
    <meta:document-statistic meta:table-count="1" meta:image-count="0" meta:object-count="0" meta:page-count="2" meta:paragraph-count="44" meta:word-count="209" meta:character-count="1397" meta:non-whitespace-character-count="1235"/>
  </office:meta>
</office:document-meta>
</file>